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ucida Sans1" svg:font-family="'Lucida 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Arial Unicode MS'" svg:font-family="'OpenSymbol, 'Arial Unicode M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style:letter-kerning="true" style:font-name-asian="Noto Sans CJK SC Regular" style:language-asian="zh" style:country-asian="CN" style:language-complex="hi" style:country-complex="IN"/>
    </style:style>
    <style:style style:name="P3" style:family="paragraph" style:parent-style-name="Standard">
      <style:text-properties fo:background-color="#ffffff" style:font-name-asian="Times New Roman1"/>
    </style:style>
    <style:style style:name="P4" style:family="paragraph" style:parent-style-name="Standard">
      <style:text-properties style:font-name-asian="Times New Roman1"/>
    </style:style>
    <style:style style:name="P5" style:family="paragraph" style:parent-style-name="Standard">
      <style:text-properties fo:font-weight="bold" style:letter-kerning="true" style:font-name-asian="Noto Sans CJK SC Regular" style:language-asian="zh" style:country-asian="CN" style:font-weight-asian="bold" style:language-complex="hi" style:country-complex="IN"/>
    </style:style>
    <style:style style:name="P6" style:family="paragraph" style:parent-style-name="Standard">
      <style:paragraph-properties fo:margin-top="0.494cm" fo:margin-bottom="0.494cm" loext:contextual-spacing="false"/>
    </style:style>
    <style:style style:name="P7" style:family="paragraph" style:parent-style-name="Standard_20__28_user_29_">
      <style:text-properties style:font-name="Times New Roman" fo:font-size="12pt" style:font-size-asian="12pt" style:font-name-complex="Times New Roman1"/>
    </style:style>
    <style:style style:name="P8" style:family="paragraph" style:parent-style-name="Standard_20__28_user_29_">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P9" style:family="paragraph" style:parent-style-name="Standard_20__28_user_29_">
      <style:text-properties fo:color="#ff0000" style:font-name="Times New Roman" fo:font-size="12pt" style:font-size-asian="12pt" style:font-name-complex="Times New Roman1"/>
    </style:style>
    <style:style style:name="P10" style:family="paragraph" style:parent-style-name="Standard_20__28_user_29_" style:list-style-name="WWNum1"/>
    <style:style style:name="P11" style:family="paragraph" style:parent-style-name="Standard_20__28_user_29_">
      <style:paragraph-properties fo:break-before="page"/>
      <style:text-properties style:font-name="Times New Roman" fo:font-size="12pt" style:font-size-asian="12pt" style:font-name-complex="Times New Roman1"/>
    </style:style>
    <style:style style:name="P12" style:family="paragraph" style:parent-style-name="Standard_20__28_user_29_">
      <style:paragraph-properties fo:text-align="center" style:justify-single-word="false" fo:break-before="page"/>
    </style:style>
    <style:style style:name="P13" style:family="paragraph" style:parent-style-name="Standard_20__28_user_29_">
      <style:paragraph-properties fo:margin-left="1.27cm" fo:margin-right="0cm" fo:text-indent="0cm" style:auto-text-indent="false"/>
      <style:text-properties style:font-name="Times New Roman" fo:font-size="12pt" style:font-size-asian="12pt" style:font-name-complex="Times New Roman1"/>
    </style:style>
    <style:style style:name="P14" style:family="paragraph" style:parent-style-name="Standard_20__28_user_29_">
      <style:paragraph-properties fo:margin-left="0cm" fo:margin-right="0cm" fo:text-indent="-0.635cm" style:auto-text-indent="false"/>
    </style:style>
    <style:style style:name="P15" style:family="paragraph" style:parent-style-name="Standard_20__28_user_29_" style:master-page-name="Standard">
      <style:paragraph-properties style:page-number="auto"/>
    </style:style>
    <style:style style:name="P16" style:family="paragraph" style:parent-style-name="Normal_20__28_Web_29_">
      <style:paragraph-properties fo:margin-top="0cm" fo:margin-bottom="0.423cm" loext:contextual-spacing="false"/>
    </style:style>
    <style:style style:name="T1" style:family="text">
      <style:text-properties style:font-name="Times New Roman" fo:font-size="12pt" fo:font-style="italic" style:font-size-asian="12pt" style:font-style-asian="italic" style:font-name-complex="Times New Roman1"/>
    </style:style>
    <style:style style:name="T2" style:family="text">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T3" style:family="text">
      <style:text-properties style:font-name="Times New Roman" fo:font-size="12pt" fo:font-weight="bold" style:font-size-asian="12pt" style:font-weight-asian="bold" style:font-name-complex="Times New Roman1"/>
    </style:style>
    <style:style style:name="T4" style:family="text">
      <style:text-properties style:font-name="Times New Roman" fo:font-size="12pt" style:font-size-asian="12pt" style:font-name-complex="Times New Roman1"/>
    </style:style>
    <style:style style:name="T5" style:family="text">
      <style:text-properties style:text-underline-style="solid" style:text-underline-width="auto" style:text-underline-color="font-color" fo:font-weight="bold" style:font-weight-asian="bold"/>
    </style:style>
    <style:style style:name="T6" style:family="text">
      <style:text-properties fo:background-color="#ffffff" loext:char-shading-value="0" style:font-name-asian="Times New Roman1"/>
    </style:style>
    <style:style style:name="T7" style:family="text">
      <style:text-properties style:use-window-font-color="true"/>
    </style:style>
    <style:style style:name="T8" style:family="text">
      <style:text-properties style:use-window-font-color="true" style:font-name-asian="Times New Roman1"/>
    </style:style>
    <style:style style:name="T9" style:family="text">
      <style:text-properties style:font-name-asian="Times New Roman1"/>
    </style:style>
    <style:style style:name="T10" style:family="text">
      <style:text-properties fo:color="#24292e"/>
    </style:style>
    <style:style style:name="T11" style:family="text">
      <style:text-properties fo:color="#ff0000" style:font-name="Times New Roman" fo:font-size="12pt" style:font-size-asian="12pt" style:font-name-complex="Times New Roman1"/>
    </style:style>
    <style:style style:name="T12" style:family="text">
      <style:text-properties style:text-position="super 58%"/>
    </style:style>
    <style:style style:name="T13" style:family="text">
      <style:text-properties fo:font-weight="bold" style:font-weight-asian="bold"/>
    </style:style>
    <style:style style:name="T14" style:family="text">
      <style:text-properties fo:font-style="normal" style:font-name-asian="Times New Roman1" style:font-style-asian="normal" style:font-style-complex="normal" style:font-weight-complex="bold"/>
    </style:style>
    <style:style style:name="T15" style:family="text">
      <style:text-properties fo:color="#3d3c40" style:font-name-asian="Times New Roman1"/>
    </style:style>
    <style:style style:name="T16" style:family="text">
      <style:text-properties fo:font-size="9.5pt" style:font-size-asian="9.5pt" style:font-size-complex="9.5pt"/>
    </style:style>
    <style:style style:name="T17" style:family="text">
      <style:text-properties style:font-name="Times New Roman" fo:font-size="9.5pt" style:letter-kerning="false" style:font-size-asian="9.5pt" style:font-name-complex="Times New Roman1" style:font-size-complex="9.5pt" style:language-complex="ar" style:country-complex="SA"/>
    </style:style>
    <style:style style:name="T18" style:family="text">
      <style:text-properties fo:font-size="8pt" style:font-size-asian="8pt" style:font-size-complex="8pt"/>
    </style:style>
    <style:style style:name="T19" style:family="text">
      <style:text-properties style:font-name="Times New Roman" fo:font-size="8pt" style:letter-kerning="false" style:font-size-asian="8pt" style:font-name-complex="Times New Roman1" style:font-size-complex="8pt" style:language-complex="ar" style:country-complex="SA"/>
    </style:style>
    <style:style style:name="T20" style:family="text">
      <style:text-properties fo:font-size="7pt" style:font-size-asian="7pt" style:font-size-complex="7pt"/>
    </style:style>
    <style:style style:name="T21" style:family="text">
      <style:text-properties fo:font-size="9.5pt" style:font-size-asian="9.5pt" style:font-size-complex="9.5pt" style:font-weight-complex="bold"/>
    </style:style>
    <style:style style:name="T22" style:family="text">
      <style:text-properties fo:font-size="8pt" style:font-size-asian="8pt"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ax Year: July 31 2016- Aug 1 2017</text:span></text:p>
      <text:p text:style-name="Standard"/>
      <text:p text:style-name="Standard"><text:span text:style-name="T5">Stethoscope</text:span></text:p>
      <text:p text:style-name="P1"/>
      <text:p text:style-name="Standard_20__28_user_29_"><text:span text:style-name="T2"><office:annotation office:name="__Annotation__5_4219854354"><dc:creator>Emily Maria Stephenson</dc:creator><dc:date>2018-07-17T12:15:00</dc:date><loext:sender-initials>EMS</loext:sender-initials><text:p><text:span text:style-name="T16">In this section you must provide technical details of your</text:span></text:p><text:p><text:span text:style-name="T16">basic research, applied research, or experimental</text:span></text:p><text:p><text:span text:style-name="T16">development project. Lines 242, 244, and 246 have word</text:span></text:p><text:p><text:span text:style-name="T16">limitations of 350, 700, and 350 respectively. Therefore, your</text:span></text:p><text:p><text:span text:style-name="T16">answers should focus on the technical facts and should be in</text:span></text:p><text:p><text:span text:style-name="T16">the technical language and style of those who did the actual</text:span></text:p><text:p><text:span text:style-name="T16">work, or who understand and are familiar with the work.</text:span></text:p><text:p><text:span text:style-name="T16">Use existing materials and documents generated during the</text:span></text:p><text:p><text:span text:style-name="T16">course of your work to extract the pertinent information to</text:span></text:p><text:p><text:span text:style-name="T16">complete this section. You should retain these materials and</text:span></text:p><text:p><text:span text:style-name="T16">documents so that the CRA can verify that there is a</text:span></text:p><text:p><text:span text:style-name="T16">reasonable level of support for the SR&amp;ED work that was</text:span></text:p><text:p><text:span text:style-name="T16">performed in the tax year. ( See Appendix 2,</text:span></text:p><text:p><text:span text:style-name="T16">“</text:span><text:span text:style-name="T16">Documentation and other evidence to support your</text:span></text:p><text:p><text:span text:style-name="T16">SR&amp;ED claim.” The Self-Assessment and Learning Tool</text:span></text:p><text:p><text:span text:style-name="T16">(SALT) might also be helpful in assisting you in identifying</text:span></text:p><text:p><text:span text:style-name="T16">and gathering your SR&amp;ED project information.</text:span></text:p><text:p><text:span text:style-name="T16">If you are using approved tax software to prepare your</text:span></text:p><text:p><text:span text:style-name="T16">income tax return, your responses to these questions for each project should be included in the software and should</text:span></text:p><text:p><text:span text:style-name="T16">not be submitted as a separate attachment.</text:span></text:p><text:p><text:span text:style-name="T16">If you are not using approved tax software to prepare your</text:span></text:p><text:p><text:span text:style-name="T16">claim, use a separate sheet if necessary to respond to these</text:span></text:p><text:p><text:span text:style-name="T16">questions. Each separate sheet must be clearly labelled with</text:span></text:p><text:p><text:span text:style-name="T17">the project title and the question you are answering.</text:span></text:p></office:annotation></text:span><text:span text:style-name="T2">Section B – Project descriptions</text:span><office:annotation-end office:name="__Annotation__5_4219854354"/></text:p>
      <text:p text:style-name="Standard_20__28_user_29_"><text:span text:style-name="T3"><office:annotation office:name="__Annotation__9_4219854354"><dc:creator>Emily Maria Stephenson</dc:creator><dc:date>2018-07-17T12:16:00</dc:date><loext:sender-initials>EMS</loext:sender-initials><text:p/><text:p><text:span text:style-name="T21">Describe the scientific or technological uncertainty you</text:span></text:p><text:p><text:span text:style-name="T21">encountered that led you to do the SR&amp;ED. Scientific or</text:span></text:p><text:p><text:span text:style-name="T21">technological uncertainty means whether a given result or</text:span></text:p><text:p><text:span text:style-name="T21">objective can be achieved or how to achieve it, is not known or determined on the basis of generally available scientific or technological knowledge or experience.</text:span></text:p><text:p><text:span text:style-name="T21">In responding to this question, we suggest that you include the objective of the project and describe the scientific knowledge or the new or improved capability you were seeking. Your response should indicate the existing</text:span></text:p><text:p><text:span text:style-name="T21">scientific or technological knowledge base at the onset of</text:span></text:p><text:p><text:span text:style-name="T21">the SR&amp;ED project. Describe the shortcomings or</text:span></text:p><text:p><text:span text:style-name="T21">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18">Reference: </text:span><text:span text:style-name="T22">Eligibility of Work for SR&amp;ED Investment Tax Credits Policy</text:span></text:p></office:annotation></text:span><text:span text:style-name="T3">242</text:span><office:annotation-end office:name="__Annotation__9_4219854354"/><text:span text:style-name="T3">. What scientific or technological uncertainties did you attempt to overcome? (Maximum 350 words)</text:span></text:p>
      <text:p text:style-name="P6">The modern acoustic stethoscope is a useful clinical tool used to detect subtle, pathological changes in cardiac, pulmonary and vascular sounds. Brand-name commercially available stethoscopes typically cost several hundred US dollars. Consequently, the cost of high quality, brand name models serves as a barrier to clinicians practicing in various settings, especially in low- and middle-income countries. </text:p>
      <text:p text:style-name="P6"><text:span text:style-name="T6">It was uncertain if the construction and validation of a low cost acoustic stethoscope that performs as </text:span>well as the gold standard acoustic stethoscope (Littman Cardiology III) <text:span text:style-name="T6">was possible. The aim of this research project is to give low budget health care systems affordable access to an effective, rigorously tested stethoscope costing less than $5 USD and to release this stethoscope as Free/open access hardware to remove barriers to access.</text:span></text:p>
      <text:p text:style-name="P6">No low cost stethoscopes are commercially available. Although 3D printed stethoscope models that would be low-cost to produce can be found online[<text:a xlink:type="simple" xlink:href="http://journals.plos.org/plosone/article?id=10.1371/journal.pone.0193087#pone.0193087.ref005" text:style-name="ListLabel_20_2" text:visited-style-name="ListLabel_20_2"><text:span text:style-name="Internet_20_link"><text:span text:style-name="T7">5</text:span></text:span></text:a>–<text:a xlink:type="simple" xlink:href="http://journals.plos.org/plosone/article?id=10.1371/journal.pone.0193087#pone.0193087.ref015" text:style-name="ListLabel_20_2" text:visited-style-name="ListLabel_20_2"><text:span text:style-name="Internet_20_link"><text:span text:style-name="T7">15</text:span></text:span></text:a>], we are not aware of any that have been used clinically or research-validated.</text:p>
      <text:p text:style-name="P2"/>
      <text:p text:style-name="P11"/>
      <text:p text:style-name="P7"/>
      <text:p text:style-name="Standard_20__28_user_29_"><text:span text:style-name="T3"><office:annotation office:name="__Annotation__26_4219854354"><dc:creator>Emily Maria Stephenson</dc:creator><dc:date>2018-07-17T12:22:00</dc:date><loext:sender-initials>EMS</loext:sender-initials><text:p><text:span text:style-name="T16">In responding to this question, describe, in a clear and</text:span></text:p><text:p><text:span text:style-name="T16">concise manner, how you attempted to overcome the</text:span></text:p><text:p><text:span text:style-name="T16">scientific or technological uncertainties that you identified</text:span></text:p><text:p><text:span text:style-name="T16">at line 242.</text:span></text:p><text:p><text:span text:style-name="T16">Describe the work done in chronological order. In doing so,</text:span></text:p><text:p><text:span text:style-name="T16">clearly demonstrate the systematic nature of the</text:span></text:p><text:p><text:span text:style-name="T16">investigation or search. This includes describing;</text:span></text:p><text:p><text:span text:style-name="T20">■ </text:span><text:span text:style-name="T16">the hypotheses designed to reduce or eliminate the</text:span></text:p><text:p><text:span text:style-name="T16">uncertainties;</text:span></text:p><text:p><text:span text:style-name="T20">■ </text:span><text:span text:style-name="T16">experiments and/or analysis conducted to test the</text:span></text:p><text:p><text:span text:style-name="T16">hypotheses;</text:span></text:p><text:p><text:span text:style-name="T20">■ </text:span><text:span text:style-name="T16">the results obtained; and,</text:span></text:p><text:p><text:span text:style-name="T20">■ </text:span><text:span text:style-name="T16">the conclusions.</text:span></text:p><text:p><text:span text:style-name="T16">If this is a continuation of a previously claimed project, it is</text:span></text:p><text:p><text:span text:style-name="T16">important that you focus on the work carried out during the</text:span></text:p><text:p><text:span text:style-name="T16">tax year for which you are making the claim.</text:span></text:p><text:p><text:span text:style-name="T16">If all or part of the work was performed on your behalf by</text:span></text:p><text:p><text:span text:style-name="T16">contractors, include that work in your description and</text:span></text:p><text:p><text:span text:style-name="T16">identify that the work was performed by contractors.</text:span></text:p><text:p><text:span text:style-name="T18">Reference: Eligibility of Work for SR&amp;ED Investment Tax Credits Policy</text:span></text:p></office:annotation></text:span><text:span text:style-name="T3">244</text:span><office:annotation-end office:name="__Annotation__26_4219854354"/><text:span text:style-name="T3">. What work did you perform in the tax year to overcome the scientific or technological uncertainties described in line 242?</text:span></text:p>
      <text:p text:style-name="Standard_20__28_user_29_"><text:span text:style-name="T3">(Summarize the systematic investigation or search) (Maximum 700 words)</text:span></text:p>
      <text:p text:style-name="Standard_20__28_user_29_"><text:span text:style-name="T4">The hypothesis of this project is that a novel, low-cost acoustic stethoscope (the ‘Glia’ model) could be designed, constructed and validated to demonstrate acoustic performance that is non-inferior to the gold standard acoustic stethoscope (Littman Cardiology III). <text:s/></text:span></text:p>
      <text:p text:style-name="P7"/>
      <text:p text:style-name="Standard_20__28_user_29_"><text:span text:style-name="T4">In this section, we will discuss the work that was done in this tax year on the design, construction and validation of a low-cost stethoscope.</text:span></text:p>
      <text:p text:style-name="Standard"/>
      <text:p text:style-name="Standard">Testing of different stethoscope prototypes and materials testing was conducted to compare functional and acoustic qualities for the purposes of determining the final stethoscope design.</text:p>
      <text:p text:style-name="Standard"><text:span text:style-name="T6">The quality and intensity of the sound reaching the earpiece from the diaphragm is dependent on nearly every piece of the stethoscope as well as the physiology of the user including anatomical variations in the shape of human ear canals. These variables have been previously summarized[</text:span><text:a xlink:type="simple" xlink:href="http://journals.plos.org/plosone/article?id=10.1371/journal.pone.0193087#pone.0193087.ref003" text:style-name="ListLabel_20_3" text:visited-style-name="ListLabel_20_3"><text:span text:style-name="Internet_20_link"><text:span text:style-name="T8">3</text:span></text:span></text:a><text:span text:style-name="T6">] and include the size and volume of the bell[</text:span><text:a xlink:type="simple" xlink:href="http://journals.plos.org/plosone/article?id=10.1371/journal.pone.0193087#pone.0193087.ref018" text:style-name="ListLabel_20_3" text:visited-style-name="ListLabel_20_3"><text:span text:style-name="Internet_20_link"><text:span text:style-name="T8">18</text:span></text:span></text:a><text:span text:style-name="T6">,</text:span><text:a xlink:type="simple" xlink:href="http://journals.plos.org/plosone/article?id=10.1371/journal.pone.0193087#pone.0193087.ref041" text:style-name="ListLabel_20_3" text:visited-style-name="ListLabel_20_3"><text:span text:style-name="Internet_20_link"><text:span text:style-name="T8">41</text:span></text:span></text:a><text:span text:style-name="T6">]; hardness of the inner cavity of the bell[</text:span><text:a xlink:type="simple" xlink:href="http://journals.plos.org/plosone/article?id=10.1371/journal.pone.0193087#pone.0193087.ref042" text:style-name="ListLabel_20_3" text:visited-style-name="ListLabel_20_3"><text:span text:style-name="Internet_20_link"><text:span text:style-name="T8">42</text:span></text:span></text:a><text:span text:style-name="T6">]; improperly fitted components allowing air leaks and loss of sound[</text:span><text:a xlink:type="simple" xlink:href="http://journals.plos.org/plosone/article?id=10.1371/journal.pone.0193087#pone.0193087.ref041" text:style-name="ListLabel_20_3" text:visited-style-name="ListLabel_20_3"><text:span text:style-name="Internet_20_link"><text:span text:style-name="T8">41</text:span></text:span></text:a><text:span text:style-name="T6">]; the thickness, size and tautness of the diaphragm and the interior smoothness, rigidity, length and diameter of the tubing[</text:span><text:a xlink:type="simple" xlink:href="http://journals.plos.org/plosone/article?id=10.1371/journal.pone.0193087#pone.0193087.ref043" text:style-name="ListLabel_20_3" text:visited-style-name="ListLabel_20_3"><text:span text:style-name="Internet_20_link"><text:span text:style-name="T8">43</text:span></text:span></text:a><text:span text:style-name="T6">,</text:span><text:a xlink:type="simple" xlink:href="http://journals.plos.org/plosone/article?id=10.1371/journal.pone.0193087#pone.0193087.ref044" text:style-name="ListLabel_20_3" text:visited-style-name="ListLabel_20_3"><text:span text:style-name="Internet_20_link"><text:span text:style-name="T8">44</text:span></text:span></text:a><text:span text:style-name="T6">]. Additional user related factors include improperly fitted ear pieces that allow air exchange[</text:span><text:a xlink:type="simple" xlink:href="http://journals.plos.org/plosone/article?id=10.1371/journal.pone.0193087#pone.0193087.ref004" text:style-name="ListLabel_20_3" text:visited-style-name="ListLabel_20_3"><text:span text:style-name="Internet_20_link"><text:span text:style-name="T8">4</text:span></text:span></text:a><text:span text:style-name="T6">,</text:span><text:a xlink:type="simple" xlink:href="http://journals.plos.org/plosone/article?id=10.1371/journal.pone.0193087#pone.0193087.ref041" text:style-name="ListLabel_20_3" text:visited-style-name="ListLabel_20_3"><text:span text:style-name="Internet_20_link"><text:span text:style-name="T8">41</text:span></text:span></text:a><text:span text:style-name="T6">,</text:span><text:a xlink:type="simple" xlink:href="http://journals.plos.org/plosone/article?id=10.1371/journal.pone.0193087#pone.0193087.ref044" text:style-name="ListLabel_20_3" text:visited-style-name="ListLabel_20_3"><text:span text:style-name="Internet_20_link"><text:span text:style-name="T8">44</text:span></text:span></text:a><text:span text:style-name="T6">,</text:span><text:a xlink:type="simple" xlink:href="http://journals.plos.org/plosone/article?id=10.1371/journal.pone.0193087#pone.0193087.ref045" text:style-name="ListLabel_20_3" text:visited-style-name="ListLabel_20_3"><text:span text:style-name="Internet_20_link"><text:span text:style-name="T8">45</text:span></text:span></text:a><text:span text:style-name="T6">]; anatomical variations of the auditory canal of the user[</text:span><text:a xlink:type="simple" xlink:href="http://journals.plos.org/plosone/article?id=10.1371/journal.pone.0193087#pone.0193087.ref045" text:style-name="ListLabel_20_3" text:visited-style-name="ListLabel_20_3"><text:span text:style-name="Internet_20_link"><text:span text:style-name="T8">45</text:span></text:span></text:a><text:span text:style-name="T6">]; background noise[</text:span><text:a xlink:type="simple" xlink:href="http://journals.plos.org/plosone/article?id=10.1371/journal.pone.0193087#pone.0193087.ref046" text:style-name="ListLabel_20_3" text:visited-style-name="ListLabel_20_3"><text:span text:style-name="Internet_20_link"><text:span text:style-name="T8">46</text:span></text:span></text:a><text:span text:style-name="T6">] and training[</text:span><text:a xlink:type="simple" xlink:href="http://journals.plos.org/plosone/article?id=10.1371/journal.pone.0193087#pone.0193087.ref047" text:style-name="ListLabel_20_3" text:visited-style-name="ListLabel_20_3"><text:span text:style-name="Internet_20_link"><text:span text:style-name="T8">47</text:span></text:span></text:a><text:span text:style-name="T6">]. Variables affecting the quality of a stethoscope’s acoustic performance that have been previously outlined in the literature were used as a starting point on which to base the prototypical stethoscope design. The design of a low-cost, openly accessible stethoscope, necessitated the inclusion of low-cost and widely available materials which are not typically included in standard commercially available stethoscopes. <text:s/>Thus, using plastic and 3D printing as an alternative to metal components was essential. </text:span></text:p>
      <text:p text:style-name="P3"/>
      <text:p text:style-name="Standard"><text:span text:style-name="T6">Accordingly, materials testing was undertaken to determine which materials had sufficient acoustic performance and were acceptable to be used in the Glia model stethoscope. Materials testing included several printing materials including poly-lactic acid (PLA) and ABS. Other accessory hardware required, including plastic diaphragms, tubing and ear buds, were tested and evaluated with the aim of identifying parts that had sufficient functionality. <text:s/></text:span></text:p>
      <text:p text:style-name="Standard"><text:span text:style-name="T6">Various physical properties were also tested such as channel diameter through the 3D printed parts and infill percentage, which ultimately determines the density and hardness of the parts. Different versions of the stethoscope spring were designed and tested with the intention of identifying a spring which would improve upon the functionality and comfort of the original stethoscope design. Of particular challenge was creating the interface between the ear tube and the spring to prevent rotation when the ear tubes were pulled apart. Various prototypes of the stethoscope spring design were tested for their mechanical properties and the most functional spring was selected to be incorporated into an updated version of the stethoscope design. </text:span></text:p>
      <text:p text:style-name="Standard">Based on the results of all the aforementioned testing the design of the stethoscope was updated from the original prototype. </text:p>
      <text:p text:style-name="P4"/>
      <text:p text:style-name="Standard"><text:soft-page-break/>Additionally, field testing was conducted using the stethoscope in the emergency rooms of Victoria Hospital and University Hospital. The stethoscope was tested for quality assurance and to determine ease of use by varied clinicians. </text:p>
      <text:p text:style-name="P3"/>
      <text:p text:style-name="P16"><text:span text:style-name="apple-converted-space"><text:span text:style-name="T6"> </text:span></text:span><text:span text:style-name="T6">A non-profit company was incorporated to manufacture stethoscopes and has received a Medical Device Establishment Licence was submitted to Health Canada to permit the manufacture and distribution of the stethoscope (a class I device). </text:span>A Health Canada compliant mass-manufacturing process was established and implemented that allows for production, serial numbering and quality assurance of stethoscopes, including developing a supply-chain that can provide raw materials (ear buds, silicone tubes) both in the developing world and in Canada.<text:span text:style-name="T10">.</text:span></text:p>
      <text:p text:style-name="P7"/>
      <text:p text:style-name="P3"/>
      <text:p text:style-name="P16">A publication was prepared and submitted to disseminate the findings of this project. <text:span text:style-name="T6">The bill of materials, construction methodology and validation methods were included herein, for the purposes of enabling others to validate our design independently with ease. <text:s/></text:span>Instructions for assembly were produced and published<text:span text:style-name="T6"> through a Free and open source </text:span><text:span text:style-name="T6"><office:annotation office:name="__Annotation__92_4219854354"><dc:creator>Emily Maria Stephenson</dc:creator><dc:date>2018-07-22T19:22:00</dc:date><loext:sender-initials>EMS</loext:sender-initials><text:p>Should we include a results/ conclusion statement? </text:p><text:p>Also references y/n?</text:p></office:annotation></text:span><text:span text:style-name="T6">license</text:span><office:annotation-end office:name="__Annotation__92_4219854354"/><text:span text:style-name="T6">. </text:span></text:p>
      <text:p text:style-name="P4"/>
      <text:p text:style-name="P13"/>
      <text:p text:style-name="P7"/>
      <text:p text:style-name="Standard_20__28_user_29_"><text:span text:style-name="T11">High level summary:</text:span></text:p>
      <text:p text:style-name="P9"/>
      <text:list xml:id="list1639932370" text:style-name="WWNum1">
        <text:list-item>
          <text:p text:style-name="P10"><text:span text:style-name="T11">prototype reiteration</text:span></text:p>
        </text:list-item>
        <text:list-item>
          <text:p text:style-name="P10"><text:span text:style-name="T11">field testing (quality assurance, ease of use)</text:span></text:p>
        </text:list-item>
        <text:list-item>
          <text:p text:style-name="P10"><text:span text:style-name="T11">materials testing</text:span></text:p>
        </text:list-item>
        <text:list-item>
          <text:p text:style-name="P10"><text:span text:style-name="T11">lab preparation **</text:span></text:p>
        </text:list-item>
        <text:list-item>
          <text:p text:style-name="P10"><text:span text:style-name="T11">Health Canada Approval application</text:span></text:p>
        </text:list-item>
        <text:list-item>
          <text:p text:style-name="P10"><text:span text:style-name="T11">publication</text:span></text:p>
        </text:list-item>
        <text:list-item>
          <text:p text:style-name="P10"><text:span text:style-name="T11">creation of manufacturing process***</text:span></text:p>
        </text:list-item>
        <text:list-item>
          <text:p text:style-name="P10"><text:span text:style-name="T11">assembly instruction</text:span></text:p>
        </text:list-item>
      </text:list>
      <text:p text:style-name="P7"/>
      <text:p text:style-name="P5"/>
      <text:p text:style-name="Standard_20__28_user_29_"><text:span text:style-name="T3"><office:annotation office:name="__Annotation__106_4219854354"><dc:creator>Emily Maria Stephenson</dc:creator><dc:date>2018-07-17T12:22:00</dc:date><loext:sender-initials>EMS</loext:sender-initials><text:p><text:span text:style-name="T16">Describe the new scientific knowledge you gained or the</text:span></text:p><text:p><text:span text:style-name="T16">technological advancements you achieved, or attempt to</text:span></text:p><text:p><text:span text:style-name="T16">achieve, as a result of the SR&amp;ED work you performed.</text:span></text:p><text:p><text:span text:style-name="T16">Note that it is the advancement in the underlying science or</text:span></text:p><text:p><text:span text:style-name="T16">technology that is important, not how the work advanced</text:span></text:p><text:p><text:span text:style-name="T16">your business or business practices.</text:span></text:p><text:p><text:span text:style-name="T16">In responding to this question, we suggest that you focus on</text:span></text:p><text:p><text:span text:style-name="T16">how the work you described at line 244 advanced the</text:span></text:p><text:p><text:span text:style-name="T16">scientific or technological knowledge base that existed at</text:span></text:p><text:p><text:span text:style-name="T16">the onset of the project. In other words, describe the</text:span></text:p><text:p><text:span text:style-name="T16">information or the knowledge generated that advanced</text:span></text:p><text:p><text:span text:style-name="T16">your understanding of scientific relations or technology.</text:span></text:p><text:p><text:span text:style-name="T16">Note</text:span></text:p><text:p><text:span text:style-name="T16">Achieving the novelty, innovation, uniqueness, feature</text:span></text:p><text:p><text:span text:style-name="T16">enhancement, or increased functionality of the product</text:span></text:p><text:p><text:span text:style-name="T16">or process may not in itself demonstrate scientific or</text:span></text:p><text:p><text:span text:style-name="T16">technological advancement. Advancement should move</text:span></text:p><text:p><text:span text:style-name="T16">the scientific or technological knowledge base of your</text:span></text:p><text:p><text:span text:style-name="T16">business to a higher level through an increase in the</text:span></text:p><text:p><text:span text:style-name="T16">understanding of scientific relations or technology.</text:span></text:p><text:p><text:span text:style-name="T16">Therefore it is important to describe what advances you</text:span></text:p><text:p><text:span text:style-name="T16">made to your existing scientific or technological</text:span></text:p><text:p><text:span text:style-name="T16">knowledge base that enabled you to achieve your goals.</text:span></text:p><text:p><text:span text:style-name="T16">In addition, failure to achieve your objectives or goals</text:span></text:p><text:p><text:span text:style-name="T16">does not necessarily mean there is no advancement. An</text:span></text:p><text:p><text:span text:style-name="T16">understanding gained by learning why a possible</text:span></text:p><text:p><text:span text:style-name="T16">solution will not succeed or will not meet the desired</text:span></text:p><text:p><text:span text:style-name="T16">objectives may constitute an advancement in science or</text:span></text:p><text:p><text:span text:style-name="T16">technology. In other words the rejection of a hypothesis</text:span></text:p><text:p><text:span text:style-name="T16">can be considered as an advancement because it</text:span></text:p><text:p><text:span text:style-name="T16">eliminates a possible solution.</text:span></text:p><text:p><text:span text:style-name="T18">Reference: Eligibility of Work for SR&amp;ED Investment Tax Credits</text:span></text:p><text:p><text:span text:style-name="T19">Policy</text:span></text:p></office:annotation></text:span><text:span text:style-name="T3">246 </text:span><office:annotation-end office:name="__Annotation__106_4219854354"/><text:span text:style-name="T3">What scientific or technological advancements did you achieve or attempt to achieve as a result of the work described in line 244? (Maximum 350 words)</text:span></text:p>
      <text:p text:style-name="Standard"/>
      <text:p text:style-name="Standard_20__28_user_29_"><text:span text:style-name="T4">The technological advancement achieved by this project is confirmation that a novel, low-cost acoustic stethoscope (the ‘Glia’ model) could be designed, constructed and validated to demonstrate acoustic performance that is non-inferior to the gold standard acoustic stethoscope (Littman Cardiology III). Materials testing and field testing of various prototypical stethoscopes allowed for the development of the final ‘Glia’ model stethoscope design. This design has been rigorously tested and works on par or above the industry gold standard model. The work on this project has been published under an Open Hardware License and has been approved by Health Canada.</text:span></text:p>
      <text:p text:style-name="P1"><text:bookmark text:name="_GoBack"/></text:p>
      <text:p text:style-name="P12"><text:span text:style-name="T2">Pulse Oximeter</text:span></text:p>
      <text:p text:style-name="P8"/>
      <text:p text:style-name="Standard_20__28_user_29_"><text:span text:style-name="T2"><office:annotation office:name="__Annotation__116_4219854354"><dc:creator>Emily Maria Stephenson</dc:creator><dc:date>2018-07-17T12:15:00</dc:date><loext:sender-initials>EMS</loext:sender-initials><text:p><text:span text:style-name="T16">In this section you must provide technical details of your</text:span></text:p><text:p><text:span text:style-name="T16">basic research, applied research, or experimental</text:span></text:p><text:p><text:span text:style-name="T16">development project. Lines 242, 244, and 246 have word</text:span></text:p><text:p><text:span text:style-name="T16">limitations of 350, 700, and 350 respectively. Therefore, your</text:span></text:p><text:p><text:span text:style-name="T16">answers should focus on the technical facts and should be in</text:span></text:p><text:p><text:span text:style-name="T16">the technical language and style of those who did the actual</text:span></text:p><text:p><text:span text:style-name="T16">work, or who understand and are familiar with the work.</text:span></text:p><text:p><text:span text:style-name="T16">Use existing materials and documents generated during the</text:span></text:p><text:p><text:span text:style-name="T16">course of your work to extract the pertinent information to</text:span></text:p><text:p><text:span text:style-name="T16">complete this section. You should retain these materials and</text:span></text:p><text:p><text:span text:style-name="T16">documents so that the CRA can verify that there is a</text:span></text:p><text:p><text:span text:style-name="T16">reasonable level of support for the SR&amp;ED work that was</text:span></text:p><text:p><text:span text:style-name="T16">performed in the tax year. ( See Appendix 2,</text:span></text:p><text:p><text:span text:style-name="T16">“</text:span><text:span text:style-name="T16">Documentation and other evidence to support your</text:span></text:p><text:p><text:span text:style-name="T16">SR&amp;ED claim.” The Self-Assessment and Learning Tool</text:span></text:p><text:p><text:span text:style-name="T16">(SALT) might also be helpful in assisting you in identifying</text:span></text:p><text:p><text:span text:style-name="T16">and gathering your SR&amp;ED project information.</text:span></text:p><text:p><text:span text:style-name="T16">If you are using approved tax software to prepare your</text:span></text:p><text:p><text:span text:style-name="T16">income tax return, your responses to these questions for each project should be included in the software and should</text:span></text:p><text:p><text:span text:style-name="T16">not be submitted as a separate attachment.</text:span></text:p><text:p><text:span text:style-name="T16">If you are not using approved tax software to prepare your</text:span></text:p><text:p><text:span text:style-name="T16">claim, use a separate sheet if necessary to respond to these</text:span></text:p><text:p><text:span text:style-name="T16">questions. Each separate sheet must be clearly labelled with</text:span></text:p><text:p><text:span text:style-name="T17">the project title and the question you are answering.</text:span></text:p></office:annotation></text:span><text:span text:style-name="T2">Section B – Project descriptions</text:span><office:annotation-end office:name="__Annotation__116_4219854354"/></text:p>
      <text:p text:style-name="Standard_20__28_user_29_"><text:span text:style-name="T3"><office:annotation office:name="__Annotation__120_4219854354"><dc:creator>Emily Maria Stephenson</dc:creator><dc:date>2018-07-17T12:16:00</dc:date><loext:sender-initials>EMS</loext:sender-initials><text:p/><text:p><text:span text:style-name="T21">Describe the scientific or technological uncertainty you</text:span></text:p><text:p><text:span text:style-name="T21">encountered that led you to do the SR&amp;ED. Scientific or</text:span></text:p><text:p><text:span text:style-name="T21">technological uncertainty means whether a given result or</text:span></text:p><text:p><text:span text:style-name="T21">objective can be achieved or how to achieve it, is not known or determined on the basis of generally available scientific or technological knowledge or experience.</text:span></text:p><text:p><text:span text:style-name="T21">In responding to this question, we suggest that you include the objective of the project and describe the scientific knowledge or the new or improved capability you were seeking. Your response should indicate the existing</text:span></text:p><text:p><text:span text:style-name="T21">scientific or technological knowledge base at the onset of</text:span></text:p><text:p><text:span text:style-name="T21">the SR&amp;ED project. Describe the shortcomings or</text:span></text:p><text:p><text:span text:style-name="T21">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18">Reference: </text:span><text:span text:style-name="T22">Eligibility of Work for SR&amp;ED Investment Tax Credits Policy</text:span></text:p></office:annotation></text:span><text:span text:style-name="T3">242</text:span><office:annotation-end office:name="__Annotation__120_4219854354"/><text:span text:style-name="T3">. What scientific or technological uncertainties did you attempt to overcome? (Maximum 350 words)</text:span></text:p>
      <text:p text:style-name="P7"/>
      <text:p text:style-name="Standard">Pulse oximetry is a vital tool in the rapid and non-invasive assessment of emergency department patients, providing a continuous estimate of hemoglobin saturation in arterial blood. Unfortunately, the costs of commercially-available pulse oximetry extended devices are prohibitive and reduce availability in smaller centres and developing countries, putting millions of patients in danger of easily treatable and preventable conditions. Pulse oximetry increases patient safety by alerting physicians to hypoxemia during anesthesia<text:span text:style-name="T12">1,2</text:span>, pneumonia<text:span text:style-name="T12">3,4</text:span> and acute respiratory distress syndrome<text:span text:style-name="T12">5</text:span>. </text:p>
      <text:p text:style-name="Standard"/>
      <text:p text:style-name="Standard">The technologies involved in the manufacture of a pulse oximeter are widely known and have no active patents covering them. Despite this, no high-quality device exists whose design and construction are both research-validated and open to the public for study, production and dissemination. It is uncertain if it is possible to create a very inexpensive pulse oximeter that meets or exceeds the performance of the current gold standard device. Currently, low and middle income countries are in need of an estimated one million pulse oximeters<text:bookmark-start text:name="ZOTERO_BREF_swQL4OrT7hKy"/><text:span text:style-name="T12">6</text:span><text:bookmark-end text:name="ZOTERO_BREF_swQL4OrT7hKy"/>, with only 41-70% of operating environments having access to a pulse oximeter in developing nations compared with 100% in developed nations<text:bookmark-start text:name="ZOTERO_BREF_0aKELb8kdVEw"/><text:span text:style-name="T12">7</text:span><text:bookmark-end text:name="ZOTERO_BREF_0aKELb8kdVEw"/>. </text:p>
      <text:p text:style-name="Bibliography"/>
      <text:p text:style-name="Bibliography">The aim of this project is to design, calibrate and validate a low-cost, open-access pulse oximeter. The pulse oximeter, known as the ‘Glia’ pulse oximeter, will be designed with the objective of building a Health Canada approved pulse oximeter that meets USA Food and Drug Administration (FDA) 501(k) standards. If development of the low-cost pulse oximeter is successful, the hardware design and software will be published under an open-access licence allowing physicians around the world to access the pulse oximeter device for use in their clinic or operating room. </text:p>
      <text:p text:style-name="Bibliography"/>
      <text:p text:style-name="Bibliography"/>
      <text:p text:style-name="Bibliography"><text:span text:style-name="T13"><office:annotation office:name="__Annotation__161_4219854354"><dc:creator>Emily Maria Stephenson</dc:creator><dc:date>2018-07-17T12:22:00</dc:date><loext:sender-initials>EMS</loext:sender-initials><text:p><text:span text:style-name="T16">In responding to this question, describe, in a clear and</text:span></text:p><text:p><text:span text:style-name="T16">concise manner, how you attempted to overcome the</text:span></text:p><text:p><text:span text:style-name="T16">scientific or technological uncertainties that you identified</text:span></text:p><text:p><text:span text:style-name="T16">at line 242.</text:span></text:p><text:p><text:span text:style-name="T16">Describe the work done in chronological order. In doing so,</text:span></text:p><text:p><text:span text:style-name="T16">clearly demonstrate the systematic nature of the</text:span></text:p><text:p><text:span text:style-name="T16">investigation or search. This includes describing;</text:span></text:p><text:p><text:span text:style-name="T20">■ </text:span><text:span text:style-name="T16">the hypotheses designed to reduce or eliminate the</text:span></text:p><text:p><text:span text:style-name="T16">uncertainties;</text:span></text:p><text:p><text:span text:style-name="T20">■ </text:span><text:span text:style-name="T16">experiments and/or analysis conducted to test the</text:span></text:p><text:p><text:span text:style-name="T16">hypotheses;</text:span></text:p><text:p><text:span text:style-name="T20">■ </text:span><text:span text:style-name="T16">the results obtained; and,</text:span></text:p><text:p><text:span text:style-name="T20">■ </text:span><text:span text:style-name="T16">the conclusions.</text:span></text:p><text:p><text:span text:style-name="T16">If this is a continuation of a previously claimed project, it is</text:span></text:p><text:p><text:span text:style-name="T16">important that you focus on the work carried out during the</text:span></text:p><text:p><text:span text:style-name="T16">tax year for which you are making the claim.</text:span></text:p><text:p><text:span text:style-name="T16">If all or part of the work was performed on your behalf by</text:span></text:p><text:p><text:span text:style-name="T16">contractors, include that work in your description and</text:span></text:p><text:p><text:span text:style-name="T16">identify that the work was performed by contractors.</text:span></text:p><text:p><text:span text:style-name="T18">Reference: Eligibility of Work for SR&amp;ED Investment Tax Credits Policy</text:span></text:p></office:annotation></text:span><text:span text:style-name="T13">244</text:span><office:annotation-end office:name="__Annotation__161_4219854354"/><text:span text:style-name="T13">. What work did you perform in the tax year to overcome the scientific or technological uncertainties described in line 242?</text:span></text:p>
      <text:p text:style-name="Standard_20__28_user_29_"><text:span text:style-name="T3">(Summarize the systematic investigation or search) (Maximum 700 words)</text:span></text:p>
      <text:p text:style-name="P7"/>
      <text:p text:style-name="Standard_20__28_user_29_"><text:span text:style-name="T4">The hypothesis of this project is that a novel, low-cost pulse oximeter (the ‘Glia’ model) can be designed, constructed and validated to demonstrate performance that is non-inferior to the gold standard device. </text:span></text:p>
      <text:p text:style-name="P7"/>
      <text:p text:style-name="Standard_20__28_user_29_"><text:span text:style-name="T4">In this section, we will discuss the work that was done in this tax year on the design, construction and validation of a low-cost pulse oximeter.</text:span></text:p>
      <text:p text:style-name="P7"/>
      <text:p text:style-name="Standard_20__28_user_29_"><text:span text:style-name="T4">Prototype development was done in collaboration with an engineering team. Various pulse oximetry components including the finger probe, digital display and oxygen saturation equation were developed according to clinical and technical requirements. <text:s/></text:span></text:p>
      <text:p text:style-name="P7"><text:soft-page-break/></text:p>
      <text:p text:style-name="Standard"><text:span text:style-name="T9">Publicly available literature regarding pulse oximeter calibration and validation was reviewed along with industry-standard requirements for pulse oximeters (i.e., FDA 501(k) and </text:span><text:span text:style-name="Emphasis"><text:span text:style-name="T14">ISO</text:span></text:span><text:span text:style-name="T6">/</text:span><text:span text:style-name="Emphasis"><text:span text:style-name="T14">IEC international standards). An experimental protocol to test the validity of the pulse oximeter in both laboratory (i.e., non-human testing) and clinical (i.e., human testing) settings was </text:span></text:span><text:span text:style-name="Emphasis"><text:span text:style-name="T14"><office:annotation office:name="__Annotation__214_4219854354"><dc:creator>Emily Maria Stephenson</dc:creator><dc:date>2018-07-22T23:56:00</dc:date><loext:sender-initials>EMS</loext:sender-initials><text:p>**NEEDS MORE DETAIL</text:p><text:p>Include a conclusion statement?</text:p></office:annotation></text:span></text:span><text:span text:style-name="Emphasis"><text:span text:style-name="T14">developed</text:span></text:span><office:annotation-end office:name="__Annotation__214_4219854354"/><text:span text:style-name="Emphasis"><text:span text:style-name="T14">. </text:span></text:span></text:p>
      <text:p text:style-name="P7"/>
      <text:p text:style-name="P7"/>
      <text:p text:style-name="P7"/>
      <text:p text:style-name="P14"><text:span text:style-name="T11">High level summary:</text:span></text:p>
      <text:p text:style-name="P9"/>
      <text:list xml:id="list130941035724887" text:continue-numbering="true" text:style-name="WWNum1">
        <text:list-item>
          <text:p text:style-name="P10"><text:span text:style-name="T11">prototype collaboration with engineering team, including clinical specifications &amp; technical specifications</text:span></text:p>
        </text:list-item>
        <text:list-item>
          <text:p text:style-name="P10"><text:span text:style-name="T11">prototype reiteration</text:span></text:p>
        </text:list-item>
      </text:list>
      <text:p text:style-name="P7"/>
      <text:p text:style-name="P7"/>
      <text:p text:style-name="Standard_20__28_user_29_"><text:span text:style-name="T3"><office:annotation office:name="__Annotation__222_4219854354"><dc:creator>Emily Maria Stephenson</dc:creator><dc:date>2018-07-17T12:22:00</dc:date><loext:sender-initials>EMS</loext:sender-initials><text:p><text:span text:style-name="T16">Describe the new scientific knowledge you gained or the</text:span></text:p><text:p><text:span text:style-name="T16">technological advancements you achieved, or attempt to</text:span></text:p><text:p><text:span text:style-name="T16">achieve, as a result of the SR&amp;ED work you performed.</text:span></text:p><text:p><text:span text:style-name="T16">Note that it is the advancement in the underlying science or</text:span></text:p><text:p><text:span text:style-name="T16">technology that is important, not how the work advanced</text:span></text:p><text:p><text:span text:style-name="T16">your business or business practices.</text:span></text:p><text:p><text:span text:style-name="T16">In responding to this question, we suggest that you focus on</text:span></text:p><text:p><text:span text:style-name="T16">how the work you described at line 244 advanced the</text:span></text:p><text:p><text:span text:style-name="T16">scientific or technological knowledge base that existed at</text:span></text:p><text:p><text:span text:style-name="T16">the onset of the project. In other words, describe the</text:span></text:p><text:p><text:span text:style-name="T16">information or the knowledge generated that advanced</text:span></text:p><text:p><text:span text:style-name="T16">your understanding of scientific relations or technology.</text:span></text:p><text:p><text:span text:style-name="T16">Note</text:span></text:p><text:p><text:span text:style-name="T16">Achieving the novelty, innovation, uniqueness, feature</text:span></text:p><text:p><text:span text:style-name="T16">enhancement, or increased functionality of the product</text:span></text:p><text:p><text:span text:style-name="T16">or process may not in itself demonstrate scientific or</text:span></text:p><text:p><text:span text:style-name="T16">technological advancement. Advancement should move</text:span></text:p><text:p><text:span text:style-name="T16">the scientific or technological knowledge base of your</text:span></text:p><text:p><text:span text:style-name="T16">business to a higher level through an increase in the</text:span></text:p><text:p><text:span text:style-name="T16">understanding of scientific relations or technology.</text:span></text:p><text:p><text:span text:style-name="T16">Therefore it is important to describe what advances you</text:span></text:p><text:p><text:span text:style-name="T16">made to your existing scientific or technological</text:span></text:p><text:p><text:span text:style-name="T16">knowledge base that enabled you to achieve your goals.</text:span></text:p><text:p><text:span text:style-name="T16">In addition, failure to achieve your objectives or goals</text:span></text:p><text:p><text:span text:style-name="T16">does not necessarily mean there is no advancement. An</text:span></text:p><text:p><text:span text:style-name="T16">understanding gained by learning why a possible</text:span></text:p><text:p><text:span text:style-name="T16">solution will not succeed or will not meet the desired</text:span></text:p><text:p><text:span text:style-name="T16">objectives may constitute an advancement in science or</text:span></text:p><text:p><text:span text:style-name="T16">technology. In other words the rejection of a hypothesis</text:span></text:p><text:p><text:span text:style-name="T16">can be considered as an advancement because it</text:span></text:p><text:p><text:span text:style-name="T16">eliminates a possible solution.</text:span></text:p><text:p><text:span text:style-name="T18">Reference: Eligibility of Work for SR&amp;ED Investment Tax Credits</text:span></text:p><text:p><text:span text:style-name="T19">Policy</text:span></text:p></office:annotation></text:span><text:span text:style-name="T3">246 </text:span><office:annotation-end office:name="__Annotation__222_4219854354"/><text:span text:style-name="T3">What scientific or technological advancements did you achieve or attempt to achieve as a result of the work described in line 244? (Maximum 350 words)</text:span></text:p>
      <text:p text:style-name="Standard"/>
      <text:p text:style-name="Standard_20__28_user_29_"><text:span text:style-name="T4">The technological advancement achieved by this project is the development of a preliminary prototype of a low-cost pulse oximeter. Multiple improvements to the pulse oximetry saturation equation were made based on preliminary clinical testing. There is currently no publicly available software for determining arterial blood oxygen saturation with a pulse oximeter. Through trial and error, we were able to develop software that gives reliable and consistent arterial blood oxygen saturation readings.</text:span></text:p>
      <text:p text:style-name="P7"/>
      <text:p text:style-name="P7"/>
      <text:p text:style-name="Standard"/>
      <text:p text:style-name="P12"><text:span text:style-name="T2">ECG Device</text:span></text:p>
      <text:p text:style-name="P8"/>
      <text:p text:style-name="Standard_20__28_user_29_"><text:span text:style-name="T2"><office:annotation office:name="__Annotation__229_4219854354"><dc:creator>Emily Maria Stephenson</dc:creator><dc:date>2018-07-17T12:15:00</dc:date><loext:sender-initials>EMS</loext:sender-initials><text:p><text:span text:style-name="T16">In this section you must provide technical details of your</text:span></text:p><text:p><text:span text:style-name="T16">basic research, applied research, or experimental</text:span></text:p><text:p><text:span text:style-name="T16">development project. Lines 242, 244, and 246 have word</text:span></text:p><text:p><text:span text:style-name="T16">limitations of 350, 700, and 350 respectively. Therefore, your</text:span></text:p><text:p><text:span text:style-name="T16">answers should focus on the technical facts and should be in</text:span></text:p><text:p><text:span text:style-name="T16">the technical language and style of those who did the actual</text:span></text:p><text:p><text:span text:style-name="T16">work, or who understand and are familiar with the work.</text:span></text:p><text:p><text:span text:style-name="T16">Use existing materials and documents generated during the</text:span></text:p><text:p><text:span text:style-name="T16">course of your work to extract the pertinent information to</text:span></text:p><text:p><text:span text:style-name="T16">complete this section. You should retain these materials and</text:span></text:p><text:p><text:span text:style-name="T16">documents so that the CRA can verify that there is a</text:span></text:p><text:p><text:span text:style-name="T16">reasonable level of support for the SR&amp;ED work that was</text:span></text:p><text:p><text:span text:style-name="T16">performed in the tax year. ( See Appendix 2,</text:span></text:p><text:p><text:span text:style-name="T16">“</text:span><text:span text:style-name="T16">Documentation and other evidence to support your</text:span></text:p><text:p><text:span text:style-name="T16">SR&amp;ED claim.” The Self-Assessment and Learning Tool</text:span></text:p><text:p><text:span text:style-name="T16">(SALT) might also be helpful in assisting you in identifying</text:span></text:p><text:p><text:span text:style-name="T16">and gathering your SR&amp;ED project information.</text:span></text:p><text:p><text:span text:style-name="T16">If you are using approved tax software to prepare your</text:span></text:p><text:p><text:span text:style-name="T16">income tax return, your responses to these questions for each project should be included in the software and should</text:span></text:p><text:p><text:span text:style-name="T16">not be submitted as a separate attachment.</text:span></text:p><text:p><text:span text:style-name="T16">If you are not using approved tax software to prepare your</text:span></text:p><text:p><text:span text:style-name="T16">claim, use a separate sheet if necessary to respond to these</text:span></text:p><text:p><text:span text:style-name="T16">questions. Each separate sheet must be clearly labelled with</text:span></text:p><text:p><text:span text:style-name="T17">the project title and the question you are answering.</text:span></text:p></office:annotation></text:span><text:span text:style-name="T2">Section B – Project descriptions</text:span><office:annotation-end office:name="__Annotation__229_4219854354"/></text:p>
      <text:p text:style-name="Standard_20__28_user_29_"><text:span text:style-name="T3"><office:annotation office:name="__Annotation__233_4219854354"><dc:creator>Emily Maria Stephenson</dc:creator><dc:date>2018-07-17T12:16:00</dc:date><loext:sender-initials>EMS</loext:sender-initials><text:p/><text:p><text:span text:style-name="T21">Describe the scientific or technological uncertainty you</text:span></text:p><text:p><text:span text:style-name="T21">encountered that led you to do the SR&amp;ED. Scientific or</text:span></text:p><text:p><text:span text:style-name="T21">technological uncertainty means whether a given result or</text:span></text:p><text:p><text:span text:style-name="T21">objective can be achieved or how to achieve it, is not known or determined on the basis of generally available scientific or technological knowledge or experience.</text:span></text:p><text:p><text:span text:style-name="T21">In responding to this question, we suggest that you include the objective of the project and describe the scientific knowledge or the new or improved capability you were seeking. Your response should indicate the existing</text:span></text:p><text:p><text:span text:style-name="T21">scientific or technological knowledge base at the onset of</text:span></text:p><text:p><text:span text:style-name="T21">the SR&amp;ED project. Describe the shortcomings or</text:span></text:p><text:p><text:span text:style-name="T21">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18">Reference: </text:span><text:span text:style-name="T22">Eligibility of Work for SR&amp;ED Investment Tax Credits Policy</text:span></text:p></office:annotation></text:span><text:span text:style-name="T3">242</text:span><office:annotation-end office:name="__Annotation__233_4219854354"/><text:span text:style-name="T3">. What scientific or technological uncertainties did you attempt to overcome? (Maximum 350 words)</text:span></text:p>
      <text:p text:style-name="P4"/>
      <text:p text:style-name="Standard">The electrocardiograph is a device that is the standard of care in the developed world for detecting cardiac pathologies such as arrhythmias, ischemia, and hypertrophy with high sensitivity <field:fieldmark-start text:name="__Fieldmark__239_4219854354" field:type="ADDIN CSL_CITATION { &quot;citationItems&quot; : [ { &quot;id&quot; : &quot;ITEM-1&quot;, &quot;itemData&quot; : { &quot;ISBN&quot; : &quot;0730-2347&quot;, &quot;ISSN&quot; : &quot;0730-2347&quot;, &quot;PMID&quot; : &quot;18612490&quot;, &quot;abstract&quot; : &quot;Willem Einthoven (1860--1927), known as the creator of the electrocardiograph, won a Nobel Prize in 1924 for his contributions to the field of electrocardiography. He was dedicated to research and learning. In developing the electrocardiograph, Einthoven built on the work of earlier physiologists who had studied the electrical mechanisms of the heart. Each earlier invention proved important by contributing concepts and knowledge that would shape Einthoven's device. Herein, we review the history of the electrocardiograph, with a focus on Willem Einthoven's quest to make the device a practical clinical instrument in the diagnosis of cardiac abnormalities.&quot;, &quot;author&quot; : [ { &quot;dropping-particle&quot; : &quot;&quot;, &quot;family&quot; : &quot;Rivera-Ruiz&quot;, &quot;given&quot; : &quot;Moises&quot;, &quot;non-dropping-particle&quot; : &quot;&quot;, &quot;parse-names&quot; : false, &quot;suffix&quot; : &quot;&quot; }, { &quot;dropping-particle&quot; : &quot;&quot;, &quot;family&quot; : &quot;Cajavilca&quot;, &quot;given&quot; : &quot;Christian&quot;, &quot;non-dropping-particle&quot; : &quot;&quot;, &quot;parse-names&quot; : false, &quot;suffix&quot; : &quot;&quot; }, { &quot;dropping-particle&quot; : &quot;&quot;, &quot;family&quot; : &quot;Varon&quot;, &quot;given&quot; : &quot;Joseph&quot;, &quot;non-dropping-particle&quot; : &quot;&quot;, &quot;parse-names&quot; : false, &quot;suffix&quot; : &quot;&quot; } ], &quot;container-title&quot; : &quot;Texas Heart Institute journal&quot;, &quot;id&quot; : &quot;ITEM-1&quot;, &quot;issue&quot; : &quot;2&quot;, &quot;issued&quot; : { &quot;date-parts&quot; : [ [ &quot;2008&quot; ] ] }, &quot;page&quot; : &quot;174-8&quot;, &quot;title&quot; : &quot;Einthoven's string galvanometer: the first electrocardiograph.&quot;, &quot;type&quot; : &quot;article-journal&quot;, &quot;volume&quot; : &quot;35&quot; }, &quot;uris&quot; : [ &quot;http://www.mendeley.com/documents/?uuid=1b1ce1eb-118f-4965-ba2e-88e79a60de1a&quot; ] } ], &quot;mendeley&quot; : { &quot;formattedCitation&quot; : &quot;(1)&quot;, &quot;plainTextFormattedCitation&quot; : &quot;(1)&quot;, &quot;previouslyFormattedCitation&quot; : &quot;(1)&quot; }, &quot;properties&quot; : { &quot;noteIndex&quot; : 2 }, &quot;schema&quot; : &quot;https://github.com/citation-style-language/schema/raw/master/csl-citation.json&quot; }"/>(1)<field:fieldmark-end/>. Although the electrocardiograph is known to be a fundamental diagnostic tool in the emergency medical setting, many hospitals in underdeveloped countries and even rural hospitals in developed countries do not have sufficient access to this piece of equipment. </text:p>
      <text:p text:style-name="Standard"/>
      <text:p text:style-name="Standard_20__28_user_29_"><text:span text:style-name="T4">The high initial price of the electrocardiogram (ECG) device, with most commercially-available hospital-grade devices costing in the thousands of dollars, is one of the barriers impeding access to this vital technology. There exists a shortage of ECG devices in underserved areas and the devices available on the market currently are not adequate to solve this problem. </text:span></text:p>
      <text:p text:style-name="Standard_20__28_user_29_"><text:span text:style-name="T4">A review of the current literature and discussion with academic/ industry experts also reveals that that there is no publicly accessible machine instruction code that would allow for the independent construction of an ECG device.</text:span></text:p>
      <text:p text:style-name="Standard"/>
      <text:p text:style-name="Standard"/>
      <text:p text:style-name="P6"><text:span text:style-name="T6">It is uncertain if it is possible to design a low cost (&lt; $500USD) </text:span>electrocardiograph device that <text:span text:style-name="T6">performs as </text:span>well or better than a gold standard hospital-grade electrocardiograph device<text:span text:style-name="T6">. The aim of this research project is to give low budget health care systems affordable access to an effective, rigorously tested </text:span>ECG device<text:span text:style-name="T6"> costing less than $500 USD and to release this device under Free/open access licensing to remove barriers to access.</text:span> We will also endeavor to have this device adheres to all required international safety and performance standards and obtain Health Canada for medical use.</text:p>
      <text:p text:style-name="P7"/>
      <text:p text:style-name="P7"/>
      <text:p text:style-name="P7"/>
      <text:p text:style-name="Standard_20__28_user_29_"><text:span text:style-name="T3"><office:annotation office:name="__Annotation__275_4219854354"><dc:creator>Emily Maria Stephenson</dc:creator><dc:date>2018-07-17T12:22:00</dc:date><loext:sender-initials>EMS</loext:sender-initials><text:p><text:span text:style-name="T16">In responding to this question, describe, in a clear and</text:span></text:p><text:p><text:span text:style-name="T16">concise manner, how you attempted to overcome the</text:span></text:p><text:p><text:span text:style-name="T16">scientific or technological uncertainties that you identified</text:span></text:p><text:p><text:span text:style-name="T16">at line 242.</text:span></text:p><text:p><text:span text:style-name="T16">Describe the work done in chronological order. In doing so,</text:span></text:p><text:p><text:span text:style-name="T16">clearly demonstrate the systematic nature of the</text:span></text:p><text:p><text:span text:style-name="T16">investigation or search. This includes describing;</text:span></text:p><text:p><text:span text:style-name="T20">■ </text:span><text:span text:style-name="T16">the hypotheses designed to reduce or eliminate the</text:span></text:p><text:p><text:span text:style-name="T16">uncertainties;</text:span></text:p><text:p><text:span text:style-name="T20">■ </text:span><text:span text:style-name="T16">experiments and/or analysis conducted to test the</text:span></text:p><text:p><text:span text:style-name="T16">hypotheses;</text:span></text:p><text:p><text:span text:style-name="T20">■ </text:span><text:span text:style-name="T16">the results obtained; and,</text:span></text:p><text:p><text:span text:style-name="T20">■ </text:span><text:span text:style-name="T16">the conclusions.</text:span></text:p><text:p><text:span text:style-name="T16">If this is a continuation of a previously claimed project, it is</text:span></text:p><text:p><text:span text:style-name="T16">important that you focus on the work carried out during the</text:span></text:p><text:p><text:span text:style-name="T16">tax year for which you are making the claim.</text:span></text:p><text:p><text:span text:style-name="T16">If all or part of the work was performed on your behalf by</text:span></text:p><text:p><text:span text:style-name="T16">contractors, include that work in your description and</text:span></text:p><text:p><text:span text:style-name="T16">identify that the work was performed by contractors.</text:span></text:p><text:p><text:span text:style-name="T18">Reference: Eligibility of Work for SR&amp;ED Investment Tax Credits Policy</text:span></text:p></office:annotation></text:span><text:span text:style-name="T3">244</text:span><office:annotation-end office:name="__Annotation__275_4219854354"/><text:span text:style-name="T3">. What work did you perform in the tax year to overcome the scientific or technological uncertainties described in line 242?</text:span></text:p>
      <text:p text:style-name="Standard_20__28_user_29_"><text:span text:style-name="T3">(Summarize the systematic investigation or search) (Maximum 700 words)</text:span></text:p>
      <text:p text:style-name="P7"/>
      <text:p text:style-name="Standard_20__28_user_29_"><text:span text:style-name="T4">The hypothesis of this project is that a low-cost ECG device (the ‘Glia’ model) could be designed, constructed and validated to demonstrate that is functionally equivalent to a gold standard hospital-grade ECG device. </text:span></text:p>
      <text:p text:style-name="P7"/>
      <text:p text:style-name="Standard_20__28_user_29_"><text:span text:style-name="T4">In this section, we will discuss the work that was done in this tax year on the design, construction and validation of a low-cost ECG device.</text:span></text:p>
      <text:p text:style-name="Standard"/>
      <text:p text:style-name="Standard">An extensive literature review of the publicly available content regarding ECG device development and validation testing was undertaken. A review of expired patents was also <text:soft-page-break/>conducted in order to establish a starting point from which we could begin the design of our ECG device hardware and software. A review of industry standard safety and performance requirements (i.e., <text:span text:style-name="Emphasis"><text:span text:style-name="T14">ISO</text:span></text:span><text:span text:style-name="T6">/</text:span><text:span text:style-name="Emphasis"><text:span text:style-name="T14">IEC international standards) was also </text:span></text:span><text:span text:style-name="T15">conducted.</text:span></text:p>
      <text:p text:style-name="P7"/>
      <text:p text:style-name="P7"/>
      <text:p text:style-name="P7"/>
      <text:p text:style-name="P14"><text:span text:style-name="T11">High level summary:</text:span></text:p>
      <text:p text:style-name="P9"/>
      <text:list xml:id="list130941885710755" text:continue-numbering="true" text:style-name="WWNum1">
        <text:list-item>
          <text:p text:style-name="P10"><text:span text:style-name="T11">extensive literature review, including review of expired patents</text:span></text:p>
        </text:list-item>
        <text:list-item>
          <text:p text:style-name="P10"><text:span text:style-name="T11">discussion with industry experts</text:span></text:p>
        </text:list-item>
      </text:list>
      <text:p text:style-name="P7"/>
      <text:p text:style-name="P7"/>
      <text:p text:style-name="Standard_20__28_user_29_"><text:span text:style-name="T3"><office:annotation office:name="__Annotation__302_4219854354"><dc:creator>Emily Maria Stephenson</dc:creator><dc:date>2018-07-17T12:22:00</dc:date><loext:sender-initials>EMS</loext:sender-initials><text:p><text:span text:style-name="T16">Describe the new scientific knowledge you gained or the</text:span></text:p><text:p><text:span text:style-name="T16">technological advancements you achieved, or attempt to</text:span></text:p><text:p><text:span text:style-name="T16">achieve, as a result of the SR&amp;ED work you performed.</text:span></text:p><text:p><text:span text:style-name="T16">Note that it is the advancement in the underlying science or</text:span></text:p><text:p><text:span text:style-name="T16">technology that is important, not how the work advanced</text:span></text:p><text:p><text:span text:style-name="T16">your business or business practices.</text:span></text:p><text:p><text:span text:style-name="T16">In responding to this question, we suggest that you focus on</text:span></text:p><text:p><text:span text:style-name="T16">how the work you described at line 244 advanced the</text:span></text:p><text:p><text:span text:style-name="T16">scientific or technological knowledge base that existed at</text:span></text:p><text:p><text:span text:style-name="T16">the onset of the project. In other words, describe the</text:span></text:p><text:p><text:span text:style-name="T16">information or the knowledge generated that advanced</text:span></text:p><text:p><text:span text:style-name="T16">your understanding of scientific relations or technology.</text:span></text:p><text:p><text:span text:style-name="T16">Note</text:span></text:p><text:p><text:span text:style-name="T16">Achieving the novelty, innovation, uniqueness, feature</text:span></text:p><text:p><text:span text:style-name="T16">enhancement, or increased functionality of the product</text:span></text:p><text:p><text:span text:style-name="T16">or process may not in itself demonstrate scientific or</text:span></text:p><text:p><text:span text:style-name="T16">technological advancement. Advancement should move</text:span></text:p><text:p><text:span text:style-name="T16">the scientific or technological knowledge base of your</text:span></text:p><text:p><text:span text:style-name="T16">business to a higher level through an increase in the</text:span></text:p><text:p><text:span text:style-name="T16">understanding of scientific relations or technology.</text:span></text:p><text:p><text:span text:style-name="T16">Therefore it is important to describe what advances you</text:span></text:p><text:p><text:span text:style-name="T16">made to your existing scientific or technological</text:span></text:p><text:p><text:span text:style-name="T16">knowledge base that enabled you to achieve your goals.</text:span></text:p><text:p><text:span text:style-name="T16">In addition, failure to achieve your objectives or goals</text:span></text:p><text:p><text:span text:style-name="T16">does not necessarily mean there is no advancement. An</text:span></text:p><text:p><text:span text:style-name="T16">understanding gained by learning why a possible</text:span></text:p><text:p><text:span text:style-name="T16">solution will not succeed or will not meet the desired</text:span></text:p><text:p><text:span text:style-name="T16">objectives may constitute an advancement in science or</text:span></text:p><text:p><text:span text:style-name="T16">technology. In other words the rejection of a hypothesis</text:span></text:p><text:p><text:span text:style-name="T16">can be considered as an advancement because it</text:span></text:p><text:p><text:span text:style-name="T16">eliminates a possible solution.</text:span></text:p><text:p><text:span text:style-name="T18">Reference: Eligibility of Work for SR&amp;ED Investment Tax Credits</text:span></text:p><text:p><text:span text:style-name="T19">Policy</text:span></text:p></office:annotation></text:span><text:span text:style-name="T3">246 </text:span><office:annotation-end office:name="__Annotation__302_4219854354"/><text:span text:style-name="T3">What scientific or technological advancements did you achieve or attempt to achieve as a result of the work described in line 244? (Maximum 350 words)</text:span></text:p>
      <text:p text:style-name="Standard"/>
      <text:p text:style-name="Standard_20__28_user_29_"><text:span text:style-name="T4">The advancement made by this project (in the applicable tax year) was the understanding of the safety and performance requirements of an ECG device. Reviewing the literature allowed for a thorough understanding the design elements that will need to be incorporated into the ECG device </text:span><text:span text:style-name="T4"><office:annotation office:name="__Annotation__308_4219854354"><dc:creator>Emily Maria Stephenson</dc:creator><dc:date>2018-07-23T01:19:00</dc:date><loext:sender-initials>EMS</loext:sender-initials><text:p>Needs elaboration</text:p></office:annotation></text:span><text:span text:style-name="T4">prototype</text:span><office:annotation-end office:name="__Annotation__308_4219854354"/><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ucida Sans1" svg:font-family="'Lucida 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Arial Unicode MS'" svg:font-family="'OpenSymbol, 'Arial Unicode M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Tahoma" fo:font-family="Tahoma" style:font-family-generic="roman" style:font-pitch="variable" fo:font-size="11pt" style:letter-kerning="true" style:font-name-asian="Noto Sans CJK SC Regular" style:font-family-asian="'Noto Sans CJK SC Regular'" style:font-family-generic-asian="system" style:font-pitch-asian="variable" style:font-size-asian="11pt" style:language-asian="zh" style:country-asian="CN" style:font-name-complex="FreeSans" style:font-family-complex="FreeSans" style:font-family-generic-complex="system" style:font-pitch-complex="variable" style:language-complex="hi" style:country-complex="IN" fo:hyphenate="false" fo:hyphenation-remain-char-count="2" fo:hyphenation-push-char-count="2"/>
    </style:style>
    <style:style style:name="annotation_20_text" style:display-name="annotation text" style:family="paragraph" style:parent-style-name="Standard" style:default-outline-level="">
      <style:paragraph-properties fo:hyphenation-ladder-count="no-limit" style:vertical-align="baseline"/>
      <style:text-properties style:font-name="Tahoma" fo:font-family="Tahoma"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Balloon_20_Text" style:display-name="Balloon Text" style:family="paragraph" style:parent-style-name="Standard" style:default-outline-level="">
      <style:paragraph-properties fo:hyphenation-ladder-count="no-limit" style:vertical-align="baseline"/>
      <style:text-properties fo:font-size="9pt" style:letter-kerning="true" style:font-name-asian="Noto Sans CJK SC Regular" style:font-family-asian="'Noto Sans CJK SC Regular'"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annotation_20_subject" style:display-name="annotation subject" style:family="paragraph" style:parent-style-name="annotation_20_text" style:default-outline-level="">
      <style:paragraph-properties fo:hyphenation-ladder-count="no-limit" style:vertical-align="auto"/>
      <style:text-properties style:font-name="Times New Roman" fo:font-family="'Times New Roman'" style:font-family-generic="roman" style:font-pitch="variable" fo:font-size="10pt" fo:font-weight="bold" style:letter-kerning="false" style:font-name-asian="Calibri1" style:font-family-asian="Calibri"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font-weight-complex="bold" fo:hyphenate="true" fo:hyphenation-remain-char-count="2" fo:hyphenation-push-char-count="2"/>
    </style:style>
    <style:style style:name="Bibliography" style:family="paragraph" style:parent-style-name="Standard" style:next-style-name="Standard" style:default-outline-level=""/>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ahoma" fo:font-family="Tahoma"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0.5pt" style:language-complex="hi" style:country-complex="IN"/>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letter-kerning="true" style:font-name-asian="Noto Sans CJK SC Regular" style:font-family-asian="'Noto Sans CJK SC Regular'"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letter-kerning="true" style:font-name-asian="Noto Sans CJK SC Regular" style:font-family-asian="'Noto Sans CJK SC Regular'" style:font-family-generic-asian="system" style:font-pitch-asian="variable" style:font-size-asian="10pt" style:language-asian="zh" style:country-asian="CN" style:font-weight-asian="bold" style:font-name-complex="Times New Roman1" style:font-family-complex="'Times New Roman'" style:font-family-generic-complex="system" style:font-pitch-complex="variable" style:font-size-complex="10pt" style:language-complex="hi" style:country-complex="IN" style:font-weight-complex="bold"/>
    </style:style>
    <style:style style:name="Emphasis" style:family="text" style:parent-style-name="Default_20_Paragraph_20_Font">
      <style:text-properties fo:font-style="italic" style:font-style-asian="italic" style:font-style-complex="italic"/>
    </style:style>
    <style:style style:name="search-highlight"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OpenSymbol, 'Arial Unicode MS'" style:font-family-asian="'OpenSymbol, 'Arial Unicode MS''" style:font-family-generic-asian="system" style:font-pitch-asian="variable" style:font-name-complex="OpenSymbol, 'Arial Unicode MS'" style:font-family-complex="'OpenSymbol, 'Arial Unicode MS''" style:font-family-generic-complex="system" style:font-pitch-complex="variable"/>
    </style:style>
    <style:style style:name="ListLabel_20_2" style:display-name="ListLabel 2" style:family="text">
      <style:text-properties style:use-window-font-color="true"/>
    </style:style>
    <style:style style:name="ListLabel_20_3" style:display-name="ListLabel 3" style:family="text">
      <style:text-properties style:use-window-font-color="true" style:font-name-asian="Times New Roman1" style:font-family-asian="'Times New Roman'"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dc:creator>Emily Maria Stephenson</dc:creator>
    <meta:editing-cycles>3</meta:editing-cycles>
    <meta:creation-date>2018-07-23T05:20:00</meta:creation-date>
    <dc:date>2018-07-23T05:55:00</dc:date>
    <meta:editing-duration>PT23M</meta:editing-duration>
    <meta:generator>LibreOffice/6.0.5.2$MacOSX_X86_64 LibreOffice_project/54c8cbb85f300ac59db32fe8a675ff7683cd5a16</meta:generator>
    <meta:document-statistic meta:table-count="0" meta:image-count="0" meta:object-count="0" meta:page-count="7" meta:paragraph-count="64" meta:word-count="2104" meta:character-count="14189" meta:non-whitespace-character-count="121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